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Pictures/10000201000000D90000005A4C5C73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2cm" draw:marker-start-width="0.352cm" draw:marker-end-width="0.352cm" draw:fill="gradient" draw:fill-color="#ff9966" draw:fill-gradient-name="Gradient_20_24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13" style:family="graphic" style:parent-style-name="standard">
      <style:graphic-properties svg:stroke-width="0.102cm" draw:marker-start-width="0.352cm" draw:marker-end-width="0.352cm" draw:fill="gradient" draw:fill-color="#ff9966" draw:fill-gradient-name="Gradient_20_23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cm" svg:stroke-color="#000000" draw:marker-start-width="0.204cm" draw:marker-end-width="0.204cm" draw:fill="none" draw:fill-color="#ffffff" draw:auto-grow-height="true" draw:auto-grow-width="false" fo:max-height="0cm" fo:min-height="2.712cm" fo:padding-top="0.126cm" fo:padding-bottom="0.126cm" fo:padding-left="0.251cm" fo:padding-right="0.251cm"/>
    </style:style>
    <style:style style:name="gr18" style:family="graphic" style:parent-style-name="standard">
      <style:graphic-properties svg:stroke-width="0.102cm" svg:stroke-color="#ff3333" draw:marker-start-width="0.352cm" draw:marker-end="Arrow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3.7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7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8" style:family="paragraph">
      <style:paragraph-properties style:text-autospace="none"/>
      <style:text-properties fo:color="#646464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9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0" style:family="paragraph">
      <style:paragraph-properties style:text-autospace="none"/>
      <style:text-properties fo:color="#1a1a1a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1" style:family="paragraph">
      <style:paragraph-properties fo:text-align="center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23" style:family="paragraph"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25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text-align="start" style:text-autospace="none"/>
      <style:text-properties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5" style:family="text">
      <style:text-properties fo:color="#7f0055" fo:font-family="Monospace" style:font-pitch="fixed" fo:font-size="19pt" fo:font-weight="bold" style:font-family-asian="Monospace" style:font-pitch-asian="fixed" style:font-size-asian="19pt" style:font-weight-asian="bold" style:font-family-complex="Monospace" style:font-pitch-complex="fixed" style:font-size-complex="19pt" style:font-weight-complex="bold"/>
    </style:style>
    <style:style style:name="T46" style:family="text"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7" style:family="text">
      <style:text-properties fo:color="#00808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fo:font-family="Monospace" style:font-pitch="fixed" fo:font-size="20pt" fo:font-style="italic" fo:text-shadow="none" style:text-underline-style="none" fo:font-weight="normal" style:letter-kerning="true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fo:font-family="Monospace" style:font-pitch="fixed" fo:font-size="20pt" fo:text-shadow="none" style:text-underline-style="none" fo:font-weight="bold" style:letter-kerning="true" style:font-family-asian="Monospace" style:font-pitch-asian="fixed" style:font-size-asian="20pt" style:font-weight-asian="bold" style:font-family-complex="Monospace" style:font-pitch-complex="fixed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fo:font-family="Monospace" style:font-pitch="fixed" fo:font-size="19pt" fo:text-shadow="none" style:text-underline-style="none" fo:font-weight="bold" style:letter-kerning="true" style:font-family-asian="Monospace" style:font-pitch-asian="fixed" style:font-size-asian="19pt" style:font-weight-asian="bold" style:font-family-complex="Monospace" style:font-pitch-complex="fixed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fo:font-family="Monospace" style:font-pitch="fixed" fo:font-size="19pt" fo:font-style="italic" fo:text-shadow="none" style:text-underline-style="none" fo:font-weight="normal" style:letter-kerning="true" style:font-family-asian="Monospace" style:font-pitch-asian="fixed" style:font-size-asian="19pt" style:font-style-asian="italic" style:font-weight-asian="normal" style:font-family-complex="Monospace" style:font-pitch-complex="fixed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9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7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color="#00808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0" style:family="text">
      <style:text-properties fo:color="#3f7f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color="#7f00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3" style:family="text">
      <style:text-properties fo:color="#1a1a1a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4" style:family="text">
      <style:text-properties fo:color="#2a00ff" fo:font-family="Monospace" style:font-pitch="fixed" fo:font-size="20pt" fo:font-style="italic" style:font-family-asian="Monospace" style:font-pitch-asian="fixed" style:font-size-asian="20pt" style:font-style-asian="italic" style:font-family-complex="Monospace" style:font-pitch-complex="fixed" style:font-size-complex="20pt" style:font-style-complex="italic"/>
    </style:style>
    <style:style style:name="T105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6" style:family="text">
      <style:text-properties fo:font-size="24pt" fo:font-weight="bold" style:font-size-asian="24pt" style:font-weight-asian="bold" style:font-size-complex="24pt" style:font-weight-complex="bold"/>
    </style:style>
    <style:style style:name="T107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08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9" style:family="text">
      <style:text-properties fo:color="#000000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10" style:family="text">
      <style:text-properties fo:color="#7f0055" fo:font-family="Monospace" style:font-pitch="fixed" fo:font-size="22pt" style:text-underline-style="none" fo:font-weight="bold" style:font-family-asian="Monospace" style:font-pitch-asian="fixed" style:font-size-asian="22pt" style:font-weight-asian="bold" style:font-family-complex="Monospace" style:font-pitch-complex="fixed" style:font-size-complex="22pt" style:font-weight-complex="bold"/>
    </style:style>
    <style:style style:name="T111" style:family="text">
      <style:text-properties fo:color="#2a00ff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10" xml:id="id48" draw:id="id48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6" draw:text-style-name="P14" xml:id="id60" draw:id="id60" draw:layer="layout" svg:width="13.905cm" svg:height="4.826cm" svg:x="8.733cm" svg:y="12.946cm">
          <text:p text:style-name="P1"><text:span text:style-name="T8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5" xml:id="id56" draw:id="id56" draw:layer="layout" svg:width="7.047cm" svg:height="2.26cm" svg:x="14.859cm" svg:y="14.154cm">
          <text:p text:style-name="P1"><text:span text:style-name="T85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57" draw:id="id57" draw:layer="layout" svg:width="7.047cm" svg:height="2.26cm" svg:x="14.802cm" svg:y="8.854cm">
          <text:p text:style-name="P1"><text:span text:style-name="T85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59" draw:id="id59" draw:layer="layout" svg:width="3.745cm" svg:height="2.26cm" svg:x="9.576cm" svg:y="14.162cm">
          <text:p text:style-name="P1"><text:span text:style-name="T85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62" draw:id="id62" draw:layer="layout" svg:width="4.209cm" svg:height="0cm" svg:x="5.366cm" svg:y="14.67cm" svg:viewBox="0 0 4210 0" draw:points="0,0 4210,0">
          <text:p/>
        </draw:polyline>
        <draw:polyline draw:style-name="gr9" draw:text-style-name="P1" xml:id="id63" draw:id="id63" draw:layer="layout" svg:width="1.553cm" svg:height="0cm" svg:x="13.321cm" svg:y="14.62cm" svg:viewBox="0 0 1554 0" draw:points="0,0 1554,0">
          <text:p/>
        </draw:polyline>
        <draw:polyline draw:style-name="gr9" draw:text-style-name="P1" xml:id="id64" draw:id="id64" draw:layer="layout" svg:width="1.537cm" svg:height="0cm" svg:x="13.321cm" svg:y="15.94cm" svg:viewBox="0 0 1538 0" draw:points="1538,0 0,0">
          <text:p/>
        </draw:polyline>
        <draw:polyline draw:style-name="gr9" draw:text-style-name="P1" xml:id="id65" draw:id="id65" draw:layer="layout" svg:width="4.209cm" svg:height="0cm" svg:x="5.366cm" svg:y="15.94cm" svg:viewBox="0 0 4210 0" draw:points="4210,0 0,0">
          <text:p/>
        </draw:polyline>
        <draw:polyline draw:style-name="gr10" draw:text-style-name="P1" xml:id="id58" draw:id="id58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61" draw:id="id61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16"><text:span text:style-name="T86">final</text:span><text:span text:style-name="T87"> HelloService targetService = </text:span><text:span text:style-name="T86">new</text:span><text:span text:style-name="T87"> DefaultHelloService();</text:span></text:p>
          <text:p text:style-name="P17"><text:span text:style-name="T88"/></text:p>
          <text:p text:style-name="P16"><text:span text:style-name="T87">InvocationHandler handler = </text:span><text:span text:style-name="T86">new</text:span><text:span text:style-name="T87"> InvocationHandler() {</text:span></text:p>
          <text:p text:style-name="P17"><text:span text:style-name="T88"/></text:p>
          <text:p text:style-name="P16"><text:span text:style-name="T89"><text:s text:c="2"/></text:span><text:span text:style-name="T89">@Override</text:span></text:p>
          <text:p text:style-name="P16"><text:span text:style-name="T86"><text:s text:c="2"/></text:span><text:span text:style-name="T86">public</text:span><text:span text:style-name="T87"> Object invoke(Object proxy, Method method, Object[] args) </text:span></text:p>
          <text:p text:style-name="P16"><text:span text:style-name="T90"><text:s text:c="16"/></text:span><text:span text:style-name="T86">throws</text:span><text:span text:style-name="T87"> Throwable {</text:span></text:p>
          <text:p text:style-name="P17"><text:span text:style-name="T88"><text:s text:c="4"/></text:span><text:span text:style-name="T88">Object res = method.invoke(targetService, args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88"><text:s text:c="2"/></text:span><text:span text:style-name="T88">}</text:span></text:p>
          <text:p text:style-name="P17"><text:span text:style-name="T88">};</text:span></text:p>
          <text:p text:style-name="P17"><text:span text:style-name="T88">HelloService decoratedHelloService = (HelloService) Proxy.</text:span><text:span text:style-name="T91">newProxyInstance</text:span><text:span text:style-name="T88">(</text:span></text:p>
          <text:p text:style-name="P17"><text:span text:style-name="T88"><text:s text:c="2"/></text:span><text:span text:style-name="T88">getClass().getClassLoader(),</text:span></text:p>
          <text:p text:style-name="P16"><text:span text:style-name="T86"><text:s text:c="2"/></text:span><text:span text:style-name="T86">new</text:span><text:span text:style-name="T87"> Class&lt;?&gt;[]{HelloService.</text:span><text:span text:style-name="T86">class</text:span><text:span text:style-name="T87">},</text:span><text:span text:style-name="T87"><text:tab/></text:span></text:p>
          <text:p text:style-name="P17"><text:span text:style-name="T88"><text:s text:c="2"/></text:span><text:span text:style-name="T88">handler</text:span></text:p>
          <text:p text:style-name="P17"><text:span text:style-name="T88">);</text:span></text:p>
          <text:p text:style-name="P17"><text:span text:style-name="T88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18"><text:span text:style-name="T92">@Aspect</text:span></text:p>
          <text:p text:style-name="P16"><text:span text:style-name="T86">public</text:span><text:span text:style-name="T87"> </text:span><text:span text:style-name="T86">class</text:span><text:span text:style-name="T87"> LogAspect {</text:span></text:p>
          <text:p text:style-name="P16"><text:span text:style-name="T93"/></text:p>
          <text:p text:style-name="P16"><text:span text:style-name="T86"><text:s text:c="2"/></text:span>(...)</text:p>
          <text:p text:style-name="P17"><text:span text:style-name="T93"/></text:p>
          <text:p text:style-name="P16"><text:span text:style-name="T89"><text:s text:c="2"/></text:span><text:span text:style-name="T94">@Around</text:span><text:span text:style-name="T90">(</text:span><text:span text:style-name="T95">"execution(* com.zenika.business.*.*(..))"</text:span><text:span text:style-name="T90">)</text:span></text:p>
          <text:p text:style-name="P16"><text:span text:style-name="T86"><text:s text:c="2"/></text:span><text:span text:style-name="T86">public</text:span><text:span text:style-name="T87"> Object log(ProceedingJoinPoint jp) </text:span><text:span text:style-name="T86">throws</text:span><text:span text:style-name="T87"> Throwable {</text:span></text:p>
          <text:p text:style-name="P16"><text:span text:style-name="T96"><text:s text:c="4"/></text:span><text:span text:style-name="T96">LOGGER</text:span><text:span text:style-name="T87">.info(</text:span><text:span text:style-name="T97">"Appel à {}"</text:span><text:span text:style-name="T87">,jp.getSignature().toShortString());</text:span></text:p>
          <text:p text:style-name="P17"><text:span text:style-name="T93"><text:s text:c="4"/></text:span><text:span text:style-name="T93">Object res = jp.proceed();</text:span></text:p>
          <text:p text:style-name="P16"><text:span text:style-name="T96"><text:s text:c="4"/></text:span><text:span text:style-name="T96">LOGGER</text:span><text:span text:style-name="T87">.info(</text:span><text:span text:style-name="T97">"Fin de l'appel"</text:span><text:span text:style-name="T87">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93"><text:s text:c="2"/></text:span><text:span text:style-name="T93">}</text:span></text:p>
          <text:p text:style-name="P17"><text:span text:style-name="T93"/></text:p>
          <text:p text:style-name="P17"><text:span text:style-name="T9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66" draw:id="id66" draw:layer="layout" svg:width="6.607cm" svg:height="2.032cm" svg:x="5.334cm" svg:y="4.572cm">
          <text:p text:style-name="P1">Identifie la classe comme un <text:span text:style-name="T98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54cm" svg:x="13.462cm" svg:y="4.318cm">
          <text:p text:style-name="P1">Type d'<text:span text:style-name="T98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8" draw:id="id68" draw:layer="layout" svg:width="6.607cm" svg:height="2.032cm" svg:x="20.574cm" svg:y="4.826cm">
          <text:p text:style-name="P1">Expression de <text:span text:style-name="T98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1" draw:id="id71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9" draw:id="id69" draw:layer="layout" svg:width="6.604cm" svg:height="2.54cm" svg:x="9.144cm" svg:y="17.78cm">
          <text:p text:style-name="P1">La méthode de l'<text:span text:style-name="T98">aspect</text:span> est l'<text:span text:style-name="T98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1" draw:text-style-name="P1" xml:id="id70" draw:id="id70" draw:layer="layout" svg:x1="2.286cm" svg:y1="12.192cm" svg:x2="2.286cm" svg:y2="14.2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72" draw:id="id72" draw:layer="layout" svg:width="25.595cm" svg:height="4.62cm" svg:x="1.075cm" svg:y="7.318cm">
          <text:p text:style-name="P19"><text:span text:style-name="T99">&lt;</text:span><text:span text:style-name="T100">bean</text:span><text:span text:style-name="T101"> </text:span><text:span text:style-name="T102">id</text:span><text:span text:style-name="T103">=</text:span><text:span text:style-name="T104">"logAspect"</text:span><text:span text:style-name="T101"> </text:span><text:span text:style-name="T102">class</text:span><text:span text:style-name="T103">=</text:span><text:span text:style-name="T104">"com.zenika.aop.LogAspect"</text:span><text:span text:style-name="T101"> </text:span><text:span text:style-name="T99">/&gt;</text:span></text:p>
          <text:p text:style-name="P20"><text:span text:style-name="T101"/></text:p>
          <text:p text:style-name="P19"><text:span text:style-name="T99">&lt;</text:span><text:span text:style-name="T100">aop:aspectj-autoproxy</text:span><text:span text:style-name="T99">&gt;</text:span></text:p>
          <text:p text:style-name="P19"><text:span text:style-name="T99"><text:s text:c="2"/></text:span><text:span text:style-name="T99">&lt;</text:span><text:span text:style-name="T100">aop:include</text:span><text:span text:style-name="T101"> </text:span><text:span text:style-name="T102">name</text:span><text:span text:style-name="T103">=</text:span><text:span text:style-name="T104">"logAspect"</text:span><text:span text:style-name="T99">/&gt;</text:span></text:p>
          <text:p text:style-name="P19"><text:span text:style-name="T99">&lt;/</text:span><text:span text:style-name="T100">aop:aspectj-autoproxy</text:span><text:span text:style-name="T9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MongoDB, pourquoi ?</text:p>
          </draw:text-box>
        </draw:frame>
        <draw:custom-shape draw:style-name="gr12" draw:text-style-name="P21" xml:id="id73" draw:id="id73" draw:layer="layout" svg:width="7.047cm" svg:height="2.26cm" svg:x="10.436cm" svg:y="6.442cm">
          <text:p text:style-name="P1"><text:span text:style-name="T105">Application</text:span></text:p>
          <draw:enhanced-geometry svg:viewBox="0 0 21600 21600" draw:type="rectangle" draw:enhanced-path="M 0 0 L 21600 0 21600 21600 0 21600 0 0 Z N"/>
        </draw:custom-shape>
        <draw:g xml:id="id74" draw:id="id74">
          <draw:custom-shape draw:style-name="gr13" draw:text-style-name="P22" draw:layer="layout" svg:width="7.043cm" svg:height="2.166cm" svg:x="10.538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11.773cm" svg:y="14.728cm">
            <draw:image xlink:href="Pictures/10000201000000D90000005A4C5C73A2.png" xlink:type="simple" xlink:show="embed" xlink:actuate="onLoad">
              <text:p/>
            </draw:image>
          </draw:frame>
        </draw:g>
        <draw:custom-shape draw:style-name="gr15" draw:text-style-name="P1" xml:id="id75" draw:id="id75" draw:layer="layout" svg:width="1.016cm" svg:height="3.81cm" svg:x="13.451cm" svg:y="9.7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3" draw:layer="layout" svg:width="9.155cm" svg:height="1.195cm" svg:x="3.332cm" svg:y="10.96cm">
          <draw:text-box>
            <text:p xml:id="id76" text:id="id76"><text:span text:style-name="T106">Hautes performances</text:span></text:p>
          </draw:text-box>
        </draw:frame>
        <draw:g xml:id="id77" draw:id="id77">
          <draw:custom-shape draw:style-name="gr13" draw:text-style-name="P22" draw:layer="layout" svg:width="7.043cm" svg:height="2.166cm" svg:x="2.087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3.322cm" svg:y="14.728cm">
            <draw:image xlink:href="Pictures/10000201000000D90000005A4C5C73A2.png" xlink:type="simple" xlink:show="embed" xlink:actuate="onLoad">
              <text:p/>
            </draw:image>
          </draw:frame>
        </draw:g>
        <draw:g xml:id="id78" draw:id="id78">
          <draw:custom-shape draw:style-name="gr13" draw:text-style-name="P22" draw:layer="layout" svg:width="7.043cm" svg:height="2.166cm" svg:x="18.736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19.971cm" svg:y="14.728cm">
            <draw:image xlink:href="Pictures/10000201000000D90000005A4C5C73A2.png" xlink:type="simple" xlink:show="embed" xlink:actuate="onLoad">
              <text:p/>
            </draw:image>
          </draw:frame>
        </draw:g>
        <draw:frame draw:style-name="gr2" draw:text-style-name="P23" xml:id="id79" draw:id="id79" draw:layer="layout" svg:width="9.447cm" svg:height="1.195cm" svg:x="2.005cm" svg:y="17.464cm">
          <draw:text-box>
            <text:p><text:span text:style-name="T106">Scalabilité horizontale</text:span></text:p>
          </draw:text-box>
        </draw:frame>
        <draw:polyline draw:style-name="gr16" draw:text-style-name="P1" xml:id="id80" draw:id="id80" draw:layer="layout" svg:width="13.715cm" svg:height="0cm" svg:x="12.068cm" svg:y="18.126cm" svg:viewBox="0 0 13716 0" draw:points="0,0 13716,0">
          <text:p/>
        </draw:polyline>
        <draw:frame draw:style-name="gr17" draw:text-style-name="P24" xml:id="id81" draw:id="id81" draw:layer="layout" svg:width="10.568cm" svg:height="2.964cm" svg:x="16.964cm" svg:y="10.436cm">
          <draw:text-box>
            <text:p><text:span text:style-name="T107">{ "title" : "MongoDB rocks!", </text:span></text:p>
            <text:p><text:span text:style-name="T107"><text:s text:c="2"/></text:span><text:span text:style-name="T107">"content" : "bla", </text:span></text:p>
            <text:p><text:span text:style-name="T107"><text:s text:c="2"/></text:span><text:span text:style-name="T107">"tags" : [ "nosql", "db" ], </text:span></text:p>
            <text:p><text:span text:style-name="T107"><text:s text:c="2"/></text:span><text:span text:style-name="T107">"author" : "acogoluegnes" }</text:span></text:p>
          </draw:text-box>
        </draw:frame>
        <draw:frame draw:style-name="gr2" draw:text-style-name="P23" xml:id="id82" draw:id="id82" draw:layer="layout" svg:width="8.219cm" svg:height="1.195cm" svg:x="18.042cm" svg:y="8.803cm">
          <draw:text-box>
            <text:p><text:span text:style-name="T106">Orientée document</text:span></text:p>
          </draw:text-box>
        </draw:frame>
        <draw:custom-shape draw:style-name="gr18" draw:text-style-name="P1" xml:id="id83" draw:id="id83" draw:layer="layout" svg:width="9.398cm" svg:height="2.054cm" svg:x="17.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Modèle document</text:p>
          </draw:text-box>
        </draw:frame>
        <draw:frame draw:style-name="gr19" draw:text-style-name="P25" draw:layer="layout" svg:width="24.892cm" svg:height="7.553cm" svg:x="1.379cm" svg:y="4.67cm">
          <draw:text-box>
            <text:p><text:span text:style-name="T108">{ </text:span></text:p>
            <text:p><text:span text:style-name="T108"><text:s text:c="2"/></text:span><text:span text:style-name="T108">"_id" : ObjectId("50488a5154505a9de8c22b84"),</text:span></text:p>
            <text:p><text:span text:style-name="T108"><text:s text:c="2"/></text:span><text:span text:style-name="T108">"sku" : "2253008885", </text:span></text:p>
            <text:p><text:span text:style-name="T108"><text:s text:c="2"/></text:span><text:span text:style-name="T108">"details" : { </text:span></text:p>
            <text:p><text:span text:style-name="T108"><text:s text:c="4"/></text:span><text:span text:style-name="T108">"title" : "Les trois mousquetaires",</text:span></text:p>
            <text:p><text:span text:style-name="T108"><text:s text:c="4"/></text:span><text:span text:style-name="T108">"pages" : 888, </text:span></text:p>
            <text:p><text:span text:style-name="T108"><text:s text:c="4"/></text:span><text:span text:style-name="T108">"isbn" : "2253008885" </text:span></text:p>
            <text:p><text:span text:style-name="T108"><text:s text:c="2"/></text:span><text:span text:style-name="T108">} </text:span></text:p>
            <text:p><text:span text:style-name="T108">}</text:span></text:p>
          </draw:text-box>
        </draw:frame>
        <draw:frame draw:style-name="gr19" draw:text-style-name="P25" draw:layer="layout" svg:width="24.892cm" svg:height="6.753cm" svg:x="1.328cm" svg:y="12.82cm">
          <draw:text-box>
            <text:p><text:span text:style-name="T108">{ </text:span></text:p>
            <text:p><text:span text:style-name="T108"><text:s text:c="2"/></text:span><text:span text:style-name="T108">"_id" : ObjectId("50488a5154505a9de8c22b85"),</text:span></text:p>
            <text:p><text:span text:style-name="T108"><text:s text:c="2"/></text:span><text:span text:style-name="T108">"sku" : "B0051QVF7A", </text:span></text:p>
            <text:p><text:span text:style-name="T108"><text:s text:c="2"/></text:span><text:span text:style-name="T108">"details" : { </text:span></text:p>
            <text:p><text:span text:style-name="T108"><text:s text:c="4"/></text:span><text:span text:style-name="T108">"name" : "Kindle", </text:span></text:p>
            <text:p><text:span text:style-name="T108"><text:s text:c="4"/></text:span><text:span text:style-name="T108">"weight" : 170 </text:span></text:p>
            <text:p><text:span text:style-name="T108"><text:s text:c="2"/></text:span><text:span text:style-name="T108">} </text:span></text:p>
            <text:p><text:span text:style-name="T10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Driver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nexion</text:p>
              </text:list-item>
            </text:list>
          </draw:text-box>
        </draw:frame>
        <draw:custom-shape draw:style-name="gr4" draw:text-style-name="P26" draw:layer="layout" svg:width="24.062cm" svg:height="3.188cm" svg:x="1.838cm" svg:y="7.734cm">
          <text:p text:style-name="P6"><text:span text:style-name="T109">Mongo mongo = </text:span><text:span text:style-name="T110">new</text:span><text:span text:style-name="T109"> Mongo(</text:span><text:span text:style-name="T111">"localhost"</text:span><text:span text:style-name="T109">,27017);</text:span></text:p>
          <text:p text:style-name="P6"><text:span text:style-name="T109">DB db = mongo.getDB(</text:span><text:span text:style-name="T111">"blog"</text:span><text:span text:style-name="T109">);</text:span></text:p>
          <text:p text:style-name="P6"><text:span text:style-name="T109">DBCollection entries = db.getCollection(</text:span><text:span text:style-name="T111">"entries"</text:span><text:span text:style-name="T109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8T12:22:53</dc:date>
    <meta:editing-duration>P1DT10H50M31S</meta:editing-duration>
    <meta:editing-cycles>225</meta:editing-cycles>
    <meta:document-statistic meta:object-count="310"/>
  </office:meta>
</office:document-meta>
</file>